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Verdana" svg:font-family="Verdana"/>
    <style:font-face style:name="GOST type A1" svg:font-family="'GOST type A'" style:font-pitch="variable"/>
    <style:font-face style:name="GOST type A" svg:font-family="'GOST type A'" style:font-adornments="Обычный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.199cm" table:align="right"/>
    </style:style>
    <style:style style:name="Таблица4.A" style:family="table-column">
      <style:table-column-properties style:column-width="0.497cm"/>
    </style:style>
    <style:style style:name="Таблица4.B" style:family="table-column">
      <style:table-column-properties style:column-width="0.702cm"/>
    </style:style>
    <style:style style:name="Таблица4.1" style:family="table-row">
      <style:table-row-properties style:row-height="6.001cm"/>
    </style:style>
    <style:style style:name="Таблица4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5" style:family="table">
      <style:table-properties style:width="1.199cm" table:align="right"/>
    </style:style>
    <style:style style:name="Таблица5.A" style:family="table-column">
      <style:table-column-properties style:column-width="0.499cm"/>
    </style:style>
    <style:style style:name="Таблица5.B" style:family="table-column">
      <style:table-column-properties style:column-width="0.7cm"/>
    </style:style>
    <style:style style:name="Таблица5.1" style:family="table-row">
      <style:table-row-properties style:row-height="3.5cm"/>
    </style:style>
    <style:style style:name="Таблица5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5.2" style:family="table-row">
      <style:table-row-properties style:row-height="2.499cm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5.4" style:family="table-row">
      <style:table-row-properties style:min-row-height="3.5cm"/>
    </style:style>
    <style:style style:name="Таблица5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" style:family="table">
      <style:table-properties style:width="1.199cm" table:align="right"/>
    </style:style>
    <style:style style:name="Таблица6.A" style:family="table-column">
      <style:table-column-properties style:column-width="0.497cm"/>
    </style:style>
    <style:style style:name="Таблица6.B" style:family="table-column">
      <style:table-column-properties style:column-width="0.702cm"/>
    </style:style>
    <style:style style:name="Таблица6.1" style:family="table-row">
      <style:table-row-properties style:row-height="6.001cm"/>
    </style:style>
    <style:style style:name="Таблица6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6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7" style:family="table">
      <style:table-properties style:width="1.199cm" table:align="right"/>
    </style:style>
    <style:style style:name="Таблица7.A" style:family="table-column">
      <style:table-column-properties style:column-width="0.499cm"/>
    </style:style>
    <style:style style:name="Таблица7.B" style:family="table-column">
      <style:table-column-properties style:column-width="0.7cm"/>
    </style:style>
    <style:style style:name="Таблица7.1" style:family="table-row">
      <style:table-row-properties style:row-height="3.5cm"/>
    </style:style>
    <style:style style:name="Таблица7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7.2" style:family="table-row">
      <style:table-row-properties style:row-height="2.499cm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7.4" style:family="table-row">
      <style:table-row-properties style:min-row-height="3.5cm"/>
    </style:style>
    <style:style style:name="Таблица7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" style:family="table" style:master-page-name="First_20_Page">
      <style:table-properties style:width="18.498cm" style:page-number="auto" table:align="center"/>
    </style:style>
    <style:style style:name="Таблица3.A" style:family="table-column">
      <style:table-column-properties style:column-width="0.799cm"/>
    </style:style>
    <style:style style:name="Таблица3.B" style:family="table-column">
      <style:table-column-properties style:column-width="2.004cm"/>
    </style:style>
    <style:style style:name="Таблица3.C" style:family="table-column">
      <style:table-column-properties style:column-width="11.019cm"/>
    </style:style>
    <style:style style:name="Таблица3.D" style:family="table-column">
      <style:table-column-properties style:column-width="1.002cm"/>
    </style:style>
    <style:style style:name="Таблица3.E" style:family="table-column">
      <style:table-column-properties style:column-width="3.674cm"/>
    </style:style>
    <style:style style:name="Таблица3.1" style:family="table-row">
      <style:table-row-properties style:row-height="1.499cm" fo:keep-together="always"/>
    </style:style>
    <style:style style:name="Таблица3.A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2" style:family="table-row">
      <style:table-row-properties style:min-row-height="0.801cm" fo:keep-together="always"/>
    </style:style>
    <style:style style:name="Таблица3.A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0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2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9" style:family="table-cell">
      <style:table-cell-properties style:vertical-align="middle"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0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2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C3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0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GOST type A1" fo:font-size="24pt" fo:font-style="italic" style:font-size-asian="24pt" style:font-style-asian="italic" style:font-size-complex="24pt" style:font-style-complex="italic" style:text-scale="120%"/>
    </style:style>
    <style:style style:name="P5" style:family="paragraph" style:parent-style-name="Table_20_Contents">
      <style:paragraph-properties fo:text-align="center" style:justify-single-word="false"/>
      <style:text-properties style:font-name="GOST type A1" fo:font-size="24pt" fo:font-style="italic" fo:font-weight="normal" style:font-size-asian="24pt" style:font-style-asian="italic" style:font-weight-asian="normal" style:font-size-complex="24pt" style:font-style-complex="italic" style:font-weight-complex="normal" style:text-scale="120%"/>
    </style:style>
    <style:style style:name="P6" style:family="paragraph" style:parent-style-name="Table_20_Contents">
      <style:paragraph-properties fo:text-align="center" style:justify-single-word="false"/>
      <style:text-properties style:font-name="GOST type A1" fo:font-style="italic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GOST type A1" fo:font-size="10pt" fo:language="ru" fo:country="RU" fo:font-style="italic" officeooo:rsid="00174717" officeooo:paragraph-rsid="00174717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GOST type A1" fo:language="en" fo:country="US" fo:font-style="italic" fo:font-weight="bold" officeooo:rsid="003d32b8" officeooo:paragraph-rsid="003d32b8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11f8fa" officeooo:paragraph-rsid="0011f8fa" style:font-size-asian="11pt" style:font-size-complex="11pt"/>
    </style:style>
    <style:style style:name="P16" style:family="paragraph" style:parent-style-name="Table_20_Contents">
      <style:text-properties style:font-name="Arial" fo:font-size="11pt" officeooo:rsid="0039c397" officeooo:paragraph-rsid="0039c39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39c397" officeooo:paragraph-rsid="0039c397" style:font-size-asian="11pt" style:font-size-complex="11pt"/>
    </style:style>
    <style:style style:name="P18" style:family="paragraph" style:parent-style-name="Table_20_Contents">
      <style:text-properties style:font-name="Arial" fo:font-size="11pt" officeooo:paragraph-rsid="0039c397" style:font-size-asian="11pt" style:font-size-complex="11pt"/>
    </style:style>
    <style:style style:name="P19" style:family="paragraph" style:parent-style-name="Table_20_Contents">
      <style:text-properties style:font-name="Arial" fo:font-size="11pt" officeooo:rsid="0039f5a6" officeooo:paragraph-rsid="0039f5a6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39f5a6" officeooo:paragraph-rsid="0039f5a6" style:font-size-asian="11pt" style:font-size-complex="11pt"/>
    </style:style>
    <style:style style:name="P21" style:family="paragraph" style:parent-style-name="Table_20_Contents">
      <style:text-properties style:font-name="Arial" fo:font-size="11pt" officeooo:paragraph-rsid="003c3ae5" style:font-size-asian="11pt" style:font-size-complex="11pt"/>
    </style:style>
    <style:style style:name="P22" style:family="paragraph" style:parent-style-name="Table_20_Contents">
      <style:text-properties style:font-name="Arial" fo:font-size="11pt" officeooo:paragraph-rsid="003cff93" style:font-size-asian="11pt" style:font-size-complex="11pt"/>
    </style:style>
    <style:style style:name="P23" style:family="paragraph" style:parent-style-name="Table_20_Contents">
      <style:text-properties style:font-name="Arial" fo:font-size="11pt" officeooo:rsid="003cff93" officeooo:paragraph-rsid="003cff93" style:font-size-asian="11pt" style:font-size-complex="11pt"/>
    </style:style>
    <style:style style:name="P24" style:family="paragraph" style:parent-style-name="Table_20_Contents">
      <style:text-properties style:font-name="Arial" fo:font-size="11pt" fo:language="en" fo:country="US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en" fo:country="US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en" fo:country="US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1f8fa" officeooo:paragraph-rsid="0011f8fa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11f8fa" officeooo:paragraph-rsid="0039c397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39c397" officeooo:paragraph-rsid="0039c397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9c397" officeooo:paragraph-rsid="0039c39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a51b1" officeooo:paragraph-rsid="003a51b1" fo:background-color="transparen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bc0f6" officeooo:paragraph-rsid="003bc0f6" fo:background-color="transparent" style:font-size-asian="11pt" style:font-size-complex="11pt"/>
    </style:style>
    <style:style style:name="P33" style:family="paragraph" style:parent-style-name="Table_20_Contents">
      <style:text-properties style:font-name="Arial" fo:font-size="11pt" fo:language="en" fo:country="US" officeooo:rsid="001dc408" officeooo:paragraph-rsid="003511c4" fo:background-color="transparent" style:font-size-asian="11pt" style:font-size-complex="11pt"/>
    </style:style>
    <style:style style:name="P34" style:family="paragraph" style:parent-style-name="Table_20_Contents">
      <style:text-properties style:font-name="Arial" fo:font-size="11pt" fo:language="ru" fo:country="RU" officeooo:rsid="0020f500" officeooo:paragraph-rsid="00237d0d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ru" fo:country="RU" officeooo:rsid="0039c397" officeooo:paragraph-rsid="0039c397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style:font-name="Arial" fo:font-size="11pt" fo:background-color="transparent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03a51b1" officeooo:paragraph-rsid="003a51b1" fo:background-color="transparen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officeooo:rsid="003c3ae5" officeooo:paragraph-rsid="003c3ae5" fo:background-color="transparent" style:font-size-asian="11pt" style:font-size-complex="11pt"/>
    </style:style>
    <style:style style:name="P40" style:family="paragraph" style:parent-style-name="Table_20_Contents">
      <style:text-properties style:font-name="Arial" fo:font-size="11pt" officeooo:paragraph-rsid="003a51b1" fo:background-color="transparent" style:font-size-asian="11pt" style:font-size-complex="11pt"/>
    </style:style>
    <style:style style:name="P41" style:family="paragraph" style:parent-style-name="Table_20_Contents">
      <style:text-properties style:font-name="Arial" fo:font-size="11pt" officeooo:paragraph-rsid="003c3ae5" fo:background-color="transparent" style:font-size-asian="11pt" style:font-size-complex="11pt"/>
    </style:style>
    <style:style style:name="P42" style:family="paragraph" style:parent-style-name="Table_20_Contents">
      <style:text-properties style:font-name="Arial" fo:font-size="11pt" officeooo:paragraph-rsid="003af405" fo:background-color="transparent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officeooo:rsid="003bc0f6" officeooo:paragraph-rsid="003bc0f6" fo:background-color="transparent" style:font-size-asian="11pt" style:font-size-complex="11pt"/>
    </style:style>
    <style:style style:name="P44" style:family="paragraph" style:parent-style-name="Table_20_Contents">
      <style:text-properties style:font-name="Arial" fo:font-size="11pt" officeooo:paragraph-rsid="003bc0f6" fo:background-color="transparent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size-asian="11pt" style:font-size-complex="11pt"/>
    </style:style>
    <style:style style:name="P46" style:family="paragraph" style:parent-style-name="Table_20_Contents">
      <style:text-properties style:font-name="Arial" fo:font-size="11pt" officeooo:paragraph-rsid="003f0524" fo:background-color="transparent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officeooo:paragraph-rsid="003a51b1" fo:background-color="transparent"/>
    </style:style>
    <style:style style:name="P50" style:family="paragraph" style:parent-style-name="Table_20_Contents">
      <style:paragraph-properties fo:margin-left="0cm" fo:margin-right="0.06cm" fo:text-align="center" style:justify-single-word="false" fo:text-indent="0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51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P52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8pt" fo:language="en" fo:country="US" fo:font-style="italic" style:font-size-asian="8pt" style:font-style-asian="italic" style:font-size-complex="8pt" style:font-style-complex="italic"/>
    </style:style>
    <style:style style:name="P53" style:family="paragraph" style:parent-style-name="Table_20_Contents">
      <style:paragraph-properties fo:margin-left="0cm" fo:margin-right="0cm" fo:text-align="start" style:justify-single-word="false" fo:text-indent="0.116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54" style:family="paragraph" style:parent-style-name="Footer">
      <style:text-properties fo:font-size="2pt" style:font-size-asian="2.09999990463257pt" style:font-size-complex="2.40000009536743pt"/>
    </style:style>
    <style:style style:name="P55" style:family="paragraph" style:parent-style-name="Frame_20_contents">
      <style:paragraph-properties fo:text-align="center" style:justify-single-word="false"/>
    </style:style>
    <style:style style:name="P56" style:family="paragraph" style:parent-style-name="Frame_20_contents">
      <style:paragraph-properties fo:text-align="center" style:justify-single-word="false"/>
      <style:text-properties fo:font-size="13.5pt" style:font-size-asian="13.5pt" style:font-size-complex="13.5pt"/>
    </style:style>
    <style:style style:name="P57" style:family="paragraph" style:parent-style-name="Frame_20_contents">
      <style:paragraph-properties fo:text-align="center" style:justify-single-word="false"/>
      <style:text-properties fo:font-size="12pt" style:font-size-asian="14.3999996185303pt" style:font-size-complex="14.3999996185303pt"/>
    </style:style>
    <style:style style:name="P58" style:family="paragraph" style:parent-style-name="Standard">
      <style:text-properties style:font-name="GOST type 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Table_20_Heading">
      <style:text-properties fo:font-weight="bold" style:font-weight-asian="bold" style:font-size-complex="14pt" style:font-weight-complex="bold"/>
    </style:style>
    <style:style style:name="P60" style:family="paragraph" style:parent-style-name="Table_20_Heading">
      <style:paragraph-properties fo:text-align="center" style:justify-single-word="false"/>
      <style:text-properties fo:font-weight="bold" style:font-weight-asian="bold" style:font-size-complex="14pt" style:font-weight-complex="bold" style:text-rotation-angle="0" style:text-rotation-scale="line-height"/>
    </style:style>
    <style:style style:name="P61" style:family="paragraph" style:parent-style-name="Table_20_Heading">
      <style:paragraph-properties fo:text-align="center" style:justify-single-word="false"/>
      <style:text-properties fo:font-weight="bold" style:font-weight-asian="bold" style:font-size-complex="14pt" style:font-weight-complex="bold" style:text-rotation-angle="90" style:text-rotation-scale="line-height"/>
    </style:style>
    <style:style style:name="P62" style:family="paragraph" style:parent-style-name="Heading">
      <style:text-properties fo:font-size="11pt" style:font-size-asian="11pt" style:font-size-complex="11pt"/>
    </style:style>
    <style:style style:name="P63" style:family="paragraph" style:parent-style-name="Heading">
      <style:paragraph-properties fo:text-align="center" style:justify-single-word="false"/>
      <style:text-properties fo:font-size="11pt" style:font-size-asian="11pt" style:font-size-complex="11pt"/>
    </style:style>
    <style:style style:name="P64" style:family="paragraph" style:parent-style-name="Heading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5" style:family="paragraph" style:parent-style-name="Heading">
      <style:paragraph-properties fo:text-align="center" style:justify-single-word="false"/>
      <style:text-properties fo:font-size="11pt" fo:font-weight="bold" officeooo:paragraph-rsid="003cff93" style:font-size-asian="11pt" style:font-weight-asian="bold" style:font-size-complex="11pt" style:font-weight-complex="bold"/>
    </style:style>
    <style:style style:name="P66" style:family="paragraph" style:parent-style-name="Heading">
      <style:paragraph-properties fo:text-align="center" style:justify-single-word="false"/>
      <style:text-properties fo:font-size="11pt" fo:font-weight="bold" officeooo:rsid="003cff93" officeooo:paragraph-rsid="003cff93" style:font-size-asian="11pt" style:font-weight-asian="bold" style:font-size-complex="11pt" style:font-weight-complex="bold"/>
    </style:style>
    <style:style style:name="P67" style:family="paragraph" style:parent-style-name="Heading">
      <style:paragraph-properties fo:text-align="center" style:justify-single-word="false"/>
      <style:text-properties fo:font-size="11pt" fo:language="ru" fo:country="RU" fo:font-weight="bold" officeooo:rsid="003cff93" officeooo:paragraph-rsid="003cff93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style:font-name="Arial" fo:font-size="11pt" fo:language="en" fo:country="US" officeooo:rsid="001f2db4" officeooo:paragraph-rsid="003f0524" fo:background-color="transparent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d1c15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f2ffe" officeooo:paragraph-rsid="003f2ffe" style:font-size-asian="11pt" style:font-size-complex="11pt"/>
    </style:style>
    <style:style style:name="P71" style:family="paragraph" style:parent-style-name="Table_20_Contents">
      <style:text-properties style:font-name="Arial" fo:font-size="11pt" officeooo:rsid="0039c397" officeooo:paragraph-rsid="003f2ffe" style:font-size-asian="11pt" style:font-size-complex="11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4717"/>
    </style:style>
    <style:style style:name="T3" style:family="text">
      <style:text-properties fo:language="ru" fo:country="RU" officeooo:rsid="001467ef"/>
    </style:style>
    <style:style style:name="T4" style:family="text">
      <style:text-properties fo:language="ru" fo:country="RU" officeooo:rsid="001aff4a"/>
    </style:style>
    <style:style style:name="T5" style:family="text">
      <style:text-properties fo:language="ru" fo:country="RU" officeooo:rsid="0039c397"/>
    </style:style>
    <style:style style:name="T6" style:family="text">
      <style:text-properties fo:language="ru" fo:country="RU" officeooo:rsid="003cff93"/>
    </style:style>
    <style:style style:name="T7" style:family="text">
      <style:text-properties officeooo:rsid="00174717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467ef"/>
    </style:style>
    <style:style style:name="T10" style:family="text">
      <style:text-properties fo:language="en" fo:country="US" officeooo:rsid="001aff4a"/>
    </style:style>
    <style:style style:name="T11" style:family="text">
      <style:text-properties fo:language="en" fo:country="US" officeooo:rsid="001dc408"/>
    </style:style>
    <style:style style:name="T12" style:family="text">
      <style:text-properties fo:language="en" fo:country="US" officeooo:rsid="0017228f"/>
    </style:style>
    <style:style style:name="T13" style:family="text">
      <style:text-properties fo:language="en" fo:country="US" officeooo:rsid="0039c397"/>
    </style:style>
    <style:style style:name="T14" style:family="text">
      <style:text-properties fo:language="en" fo:country="US" officeooo:rsid="00174717"/>
    </style:style>
    <style:style style:name="T15" style:family="text">
      <style:text-properties fo:language="en" fo:country="US" officeooo:rsid="003a51b1"/>
    </style:style>
    <style:style style:name="T16" style:family="text">
      <style:text-properties fo:language="en" fo:country="US" officeooo:rsid="003af405"/>
    </style:style>
    <style:style style:name="T17" style:family="text">
      <style:text-properties fo:language="en" fo:country="US" officeooo:rsid="003bc0f6"/>
    </style:style>
    <style:style style:name="T18" style:family="text">
      <style:text-properties fo:language="en" fo:country="US" officeooo:rsid="003c3ae5"/>
    </style:style>
    <style:style style:name="T19" style:family="text">
      <style:text-properties fo:language="en" fo:country="US" officeooo:rsid="003cff93"/>
    </style:style>
    <style:style style:name="T20" style:family="text">
      <style:text-properties fo:language="en" fo:country="US" officeooo:rsid="003f2ffe"/>
    </style:style>
    <style:style style:name="T21" style:family="text">
      <style:text-properties officeooo:rsid="001467ef"/>
    </style:style>
    <style:style style:name="T22" style:family="text">
      <style:text-properties officeooo:rsid="0015f308"/>
    </style:style>
    <style:style style:name="T23" style:family="text">
      <style:text-properties style:font-name="Arial" fo:font-size="11pt" fo:language="ru" fo:country="RU" style:font-size-asian="11pt" style:font-size-complex="11pt"/>
    </style:style>
    <style:style style:name="T24" style:family="text">
      <style:text-properties style:font-name="Arial" fo:font-size="11pt" fo:language="en" fo:country="US" style:font-size-asian="11pt" style:font-size-complex="11pt"/>
    </style:style>
    <style:style style:name="T25" style:family="text">
      <style:text-properties style:font-name="Arial" fo:font-size="11pt" fo:language="en" fo:country="US" officeooo:rsid="0017228f" style:font-size-asian="11pt" style:font-size-complex="11pt"/>
    </style:style>
    <style:style style:name="T26" style:family="text">
      <style:text-properties style:font-name="Arial" fo:font-size="11pt" fo:language="en" fo:country="US" officeooo:rsid="003511c4" style:font-size-asian="11pt" style:font-size-complex="11pt"/>
    </style:style>
    <style:style style:name="T27" style:family="text">
      <style:text-properties style:font-name="Arial" fo:font-size="11pt" fo:language="en" fo:country="US" officeooo:rsid="003a51b1" style:font-size-asian="11pt" style:font-size-complex="11pt"/>
    </style:style>
    <style:style style:name="T28" style:family="text">
      <style:text-properties officeooo:rsid="0036ccf7"/>
    </style:style>
    <style:style style:name="T29" style:family="text">
      <style:text-properties officeooo:rsid="0039c397"/>
    </style:style>
    <style:style style:name="T30" style:family="text">
      <style:text-properties officeooo:rsid="003cff93"/>
    </style:style>
    <style:style style:name="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боковой штамп" text:anchor-type="page" text:anchor-page-number="1" svg:x="0.54cm" svg:y="0.499cm" svg:width="1.3cm" svg:height="29.199cm" draw:z-index="0">
        <draw:text-box>
          <table:table table:name="Таблица4" table:style-name="Таблица4">
            <table:table-column table:style-name="Таблица4.A"/>
            <table:table-column table:style-name="Таблица4.B"/>
            <table:table-row table:style-name="Таблица4.1">
              <table:table-cell table:style-name="Таблица4.A1" office:value-type="string">
                <text:p text:style-name="P11">Перв. примен.</text:p>
              </table:table-cell>
              <table:table-cell table:style-name="Таблица4.A1" office:value-type="string">
                <text:p text:style-name="P12"/>
              </table:table-cell>
            </table:table-row>
            <table:table-row table:style-name="Таблица4.1">
              <table:table-cell table:style-name="Таблица4.A2" office:value-type="string">
                <text:p text:style-name="P11">Справ. №</text:p>
              </table:table-cell>
              <table:table-cell table:style-name="Таблица4.A2" office:value-type="string">
                <text:p text:style-name="P12"/>
              </table:table-cell>
            </table:table-row>
          </table:table>
          <text:p text:style-name="P55"/>
          <text:p text:style-name="P56"/>
          <text:p text:style-name="P56"/>
          <table:table table:name="Таблица5" table:style-name="Таблица5">
            <table:table-column table:style-name="Таблица5.A"/>
            <table:table-column table:style-name="Таблица5.B"/>
            <table:table-row table:style-name="Таблица5.1">
              <table:table-cell table:style-name="Таблица5.A1" office:value-type="string">
                <text:p text:style-name="P11">Подп. и дата</text:p>
              </table:table-cell>
              <table:table-cell table:style-name="Таблица5.A1" office:value-type="string">
                <text:p text:style-name="P12"/>
              </table:table-cell>
            </table:table-row>
            <table:table-row table:style-name="Таблица5.2">
              <table:table-cell table:style-name="Таблица5.A2" office:value-type="string">
                <text:p text:style-name="P11">Инв. № дубл.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2">
              <table:table-cell table:style-name="Таблица5.A2" office:value-type="string">
                <text:p text:style-name="P11">Взам. инв. №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4">
              <table:table-cell table:style-name="Таблица5.A2" office:value-type="string">
                <text:p text:style-name="P11">Подп. и дата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2">
              <table:table-cell table:style-name="Таблица5.A5" office:value-type="string">
                <text:p text:style-name="P11">Инв. № подл.</text:p>
              </table:table-cell>
              <table:table-cell table:style-name="Таблица5.A5" office:value-type="string">
                <text:p text:style-name="P12"/>
              </table:table-cell>
            </table:table-row>
          </table:table>
          <text:p text:style-name="P57"/>
        </draw:text-box>
      </draw:frame>
      <draw:frame draw:style-name="fr1" draw:name="Врезка1" text:anchor-type="page" text:anchor-page-number="2" svg:x="0.54cm" svg:y="0.499cm" svg:width="1.3cm" svg:height="29.199cm" draw:z-index="1">
        <draw:text-box>
          <table:table table:name="Таблица6" table:style-name="Таблица6">
            <table:table-column table:style-name="Таблица6.A"/>
            <table:table-column table:style-name="Таблица6.B"/>
            <table:table-row table:style-name="Таблица6.1">
              <table:table-cell table:style-name="Таблица6.A1" office:value-type="string">
                <text:p text:style-name="P11">Перв. примен.</text:p>
              </table:table-cell>
              <table:table-cell table:style-name="Таблица6.A1" office:value-type="string">
                <text:p text:style-name="P12"/>
              </table:table-cell>
            </table:table-row>
            <table:table-row table:style-name="Таблица6.1">
              <table:table-cell table:style-name="Таблица6.A2" office:value-type="string">
                <text:p text:style-name="P11">Справ. №</text:p>
              </table:table-cell>
              <table:table-cell table:style-name="Таблица6.A2" office:value-type="string">
                <text:p text:style-name="P12"/>
              </table:table-cell>
            </table:table-row>
          </table:table>
          <text:p text:style-name="P55"/>
          <text:p text:style-name="P56"/>
          <text:p text:style-name="P56"/>
          <table:table table:name="Таблица7" table:style-name="Таблица7">
            <table:table-column table:style-name="Таблица7.A"/>
            <table:table-column table:style-name="Таблица7.B"/>
            <table:table-row table:style-name="Таблица7.1">
              <table:table-cell table:style-name="Таблица7.A1" office:value-type="string">
                <text:p text:style-name="P11">Подп. и дата</text:p>
              </table:table-cell>
              <table:table-cell table:style-name="Таблица7.A1" office:value-type="string">
                <text:p text:style-name="P12"/>
              </table:table-cell>
            </table:table-row>
            <table:table-row table:style-name="Таблица7.2">
              <table:table-cell table:style-name="Таблица7.A2" office:value-type="string">
                <text:p text:style-name="P11">Инв. № дубл.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2">
              <table:table-cell table:style-name="Таблица7.A2" office:value-type="string">
                <text:p text:style-name="P11">Взам. инв. №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4">
              <table:table-cell table:style-name="Таблица7.A2" office:value-type="string">
                <text:p text:style-name="P11">Подп. и дата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2">
              <table:table-cell table:style-name="Таблица7.A5" office:value-type="string">
                <text:p text:style-name="P11">Инв. № подл.</text:p>
              </table:table-cell>
              <table:table-cell table:style-name="Таблица7.A5" office:value-type="string">
                <text:p text:style-name="P12"/>
              </table:table-cell>
            </table:table-row>
          </table:table>
          <text:p text:style-name="P57"/>
        </draw:text-box>
      </draw:fram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61">Зона</text:p>
            </table:table-cell>
            <table:table-cell table:style-name="Таблица3.B1" office:value-type="string">
              <text:p text:style-name="P60">Поз.</text:p>
              <text:p text:style-name="P60">обозн.</text:p>
            </table:table-cell>
            <table:table-cell table:style-name="Таблица3.B1" office:value-type="string">
              <text:p text:style-name="P59">Наименование</text:p>
            </table:table-cell>
            <table:table-cell table:style-name="Таблица3.B1" office:value-type="string">
              <text:p text:style-name="P61">Кол.</text:p>
            </table:table-cell>
            <table:table-cell table:style-name="Таблица3.B1" office:value-type="string">
              <text:p text:style-name="P59">Примечание</text:p>
            </table:table-cell>
          </table:table-row>
        </table:table-header-rows>
        <table:table-row table:style-name="Таблица3.2">
          <table:table-cell table:style-name="Таблица3.A2" office:value-type="string">
            <text:p text:style-name="P14"/>
          </table:table-cell>
          <table:table-cell table:style-name="Таблица3.B2" office:value-type="string">
            <text:p text:style-name="P14"/>
          </table:table-cell>
          <table:table-cell table:style-name="Таблица3.C2" office:value-type="string">
            <text:p text:style-name="P36">Микросхемы</text:p>
          </table:table-cell>
          <table:table-cell table:style-name="Таблица3.D2" office:value-type="string">
            <text:p text:style-name="P14"/>
          </table:table-cell>
          <table:table-cell table:style-name="Таблица3.E2" office:value-type="string">
            <text:p text:style-name="P13"/>
          </table:table-cell>
        </table:table-row>
        <table:table-row table:style-name="Таблица3.2">
          <table:table-cell table:style-name="Таблица3.A3" office:value-type="string">
            <text:p text:style-name="P14"/>
          </table:table-cell>
          <table:table-cell table:style-name="Таблица3.B3" office:value-type="string">
            <text:p text:style-name="P27">DD1</text:p>
          </table:table-cell>
          <table:table-cell table:style-name="Таблица3.C3" office:value-type="string">
            <text:p text:style-name="P28"><text:span text:style-name="T29">W5500</text:span> <text:span text:style-name="T28">(LQFP-48)</text:span></text:p>
          </table:table-cell>
          <table:table-cell table:style-name="Таблица3.D3" office:value-type="float" office:value="1">
            <text:p text:style-name="P27">1</text:p>
          </table:table-cell>
          <table:table-cell table:style-name="Таблица3.E3" office:value-type="string">
            <text:p text:style-name="P29">Wiz Net</text:p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25"/>
          </table:table-cell>
          <table:table-cell table:style-name="Таблица3.C46" office:value-type="string">
            <text:p text:style-name="P15"/>
          </table:table-cell>
          <table:table-cell table:style-name="Таблица3.D4">
            <text:p text:style-name="P25"/>
          </table:table-cell>
          <table:table-cell table:style-name="Таблица3.E46" office:value-type="string">
            <text:p text:style-name="P26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36">Диоды<text:span text:style-name="T8">, </text:span><text:span text:style-name="T1">транзисторы</text:span></text:p>
          </table:table-cell>
          <table:table-cell table:style-name="Таблица3.D45" office:value-type="string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6" office:value-type="string">
            <text:p text:style-name="P14"/>
          </table:table-cell>
          <table:table-cell table:style-name="Таблица3.B6" office:value-type="string">
            <text:p text:style-name="P14">LD1</text:p>
          </table:table-cell>
          <table:table-cell table:style-name="Таблица3.C6" office:value-type="string">
            <text:p text:style-name="P34">SMD <text:span text:style-name="T8">0</text:span><text:span text:style-name="T9">6</text:span><text:span text:style-name="T8">0</text:span><text:span text:style-name="T9">3 - </text:span>KP-1608SGC</text:p>
          </table:table-cell>
          <table:table-cell table:style-name="Таблица3.D6" office:value-type="float" office:value="1">
            <text:p text:style-name="P25">1</text:p>
          </table:table-cell>
          <table:table-cell table:style-name="Таблица3.E6" office:value-type="string">
            <text:p text:style-name="P24">Kingbright</text:p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25"/>
          </table:table-cell>
          <table:table-cell table:style-name="Таблица3.C46" office:value-type="string">
            <text:p text:style-name="P24"/>
          </table:table-cell>
          <table:table-cell table:style-name="Таблица3.D7">
            <text:p text:style-name="P25"/>
          </table:table-cell>
          <table:table-cell table:style-name="Таблица3.E46" office:value-type="string">
            <text:p text:style-name="P24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36">Резисторы</text:p>
          </table:table-cell>
          <table:table-cell table:style-name="Таблица3.D45" office:value-type="string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16">R1</text:p>
          </table:table-cell>
          <table:table-cell table:style-name="Таблица3.C46" office:value-type="string">
            <text:p text:style-name="P18">SMD <text:span text:style-name="T8">0</text:span><text:span text:style-name="T9">6</text:span><text:span text:style-name="T8">0</text:span><text:span text:style-name="T9">3</text:span> — <text:span text:style-name="T22">1</text:span><text:span text:style-name="T13">M</text:span><text:span text:style-name="T22"> 1%</text:span><text:span text:style-name="T1"> </text:span></text:p>
            <text:p text:style-name="P18"><text:span text:style-name="T9">(</text:span><text:span text:style-name="T10">CRCW06031M00FKEA </text:span><text:span text:style-name="T4">или </text:span><text:span text:style-name="T10">RC0603FR-071ML</text:span><text:span text:style-name="T9">)</text:span></text:p>
          </table:table-cell>
          <table:table-cell table:style-name="Таблица3.D9" office:value-type="float" office:value="1">
            <text:p text:style-name="P30">1</text:p>
          </table:table-cell>
          <table:table-cell table:style-name="Таблица3.E46" office:value-type="string">
            <text:p text:style-name="P13"><text:span text:style-name="T11">VISHAY,</text:span>Yageo</text:p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16">R14 - R17</text:p>
          </table:table-cell>
          <table:table-cell table:style-name="Таблица3.C46" office:value-type="string">
            <text:p text:style-name="P21">SMD <text:span text:style-name="T8">0</text:span><text:span text:style-name="T9">6</text:span><text:span text:style-name="T8">0</text:span><text:span text:style-name="T9">3</text:span> — <text:span text:style-name="T21">3</text:span><text:span text:style-name="T9">3</text:span><text:span text:style-name="T8"> </text:span><text:span text:style-name="T1">Ом </text:span><text:span text:style-name="T13">1</text:span><text:span text:style-name="T1">% </text:span><text:span text:style-name="T9">(</text:span><text:span text:style-name="T18">RC0603FR-0733RL</text:span><text:span text:style-name="T9">)</text:span></text:p>
          </table:table-cell>
          <table:table-cell table:style-name="Таблица3.D10" office:value-type="float" office:value="4">
            <text:p text:style-name="P30">4</text:p>
          </table:table-cell>
          <table:table-cell table:style-name="Таблица3.E46" office:value-type="string">
            <text:p text:style-name="P13">Yageo</text:p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16">R20 - R23</text:p>
          </table:table-cell>
          <table:table-cell table:style-name="Таблица3.C46" office:value-type="string">
            <text:p text:style-name="P18">SMD <text:span text:style-name="T8">0</text:span><text:span text:style-name="T9">6</text:span><text:span text:style-name="T8">0</text:span><text:span text:style-name="T9">3</text:span> — <text:span text:style-name="T29">49R9 1% (RC0603FR-0749R9L)</text:span></text:p>
          </table:table-cell>
          <table:table-cell table:style-name="Таблица3.D11" office:value-type="float" office:value="4">
            <text:p text:style-name="P35">4</text:p>
          </table:table-cell>
          <table:table-cell table:style-name="Таблица3.E46" office:value-type="string">
            <text:p text:style-name="P18">Yageo</text:p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16">R18, R19, R25</text:p>
          </table:table-cell>
          <table:table-cell table:style-name="Таблица3.C46" office:value-type="string">
            <text:p text:style-name="P18">SMD <text:span text:style-name="T8">0</text:span><text:span text:style-name="T9">6</text:span><text:span text:style-name="T8">0</text:span><text:span text:style-name="T9">3</text:span> — <text:span text:style-name="T13">330</text:span><text:span text:style-name="T9"> </text:span><text:span text:style-name="T3">Ом</text:span> <text:span text:style-name="T1">5</text:span>% <text:span text:style-name="T9">(</text:span><text:span text:style-name="T13">RC0603FR-07330RL</text:span><text:span text:style-name="T9">)</text:span></text:p>
          </table:table-cell>
          <table:table-cell table:style-name="Таблица3.D12" office:value-type="float" office:value="3">
            <text:p text:style-name="P30">3</text:p>
          </table:table-cell>
          <table:table-cell table:style-name="Таблица3.E46" office:value-type="string">
            <text:p text:style-name="P13">Yageo</text:p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16">R24</text:p>
          </table:table-cell>
          <table:table-cell table:style-name="Таблица3.C46" office:value-type="string">
            <text:p text:style-name="P18">SMD <text:span text:style-name="T8">0</text:span><text:span text:style-name="T9">6</text:span><text:span text:style-name="T8">0</text:span><text:span text:style-name="T9">3</text:span> — <text:span text:style-name="T29">10R 1% (RC0603FR-0710RL)</text:span></text:p>
          </table:table-cell>
          <table:table-cell table:style-name="Таблица3.D13" office:value-type="float" office:value="1">
            <text:p text:style-name="P17">1</text:p>
          </table:table-cell>
          <table:table-cell table:style-name="Таблица3.E46" office:value-type="string">
            <text:p text:style-name="P13">VISHAY</text:p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13">R3</text:p>
          </table:table-cell>
          <table:table-cell table:style-name="Таблица3.C46" office:value-type="string">
            <text:p text:style-name="P18">SMD <text:span text:style-name="T8">0</text:span><text:span text:style-name="T9">6</text:span><text:span text:style-name="T8">0</text:span><text:span text:style-name="T9">3</text:span> — <text:s/><text:span text:style-name="T13">0 </text:span><text:span text:style-name="T5">Ом (RC0603JR-070RL)</text:span></text:p>
          </table:table-cell>
          <table:table-cell table:style-name="Таблица3.D14" office:value-type="float" office:value="1">
            <text:p text:style-name="P14">1</text:p>
          </table:table-cell>
          <table:table-cell table:style-name="Таблица3.E46" office:value-type="string">
            <text:p text:style-name="P13">Yageo</text:p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71">R2, R4 — R12,<text:span text:style-name="T20">R26,</text:span></text:p>
            <text:p text:style-name="P71"><text:span text:style-name="T20">R27</text:span></text:p>
          </table:table-cell>
          <table:table-cell table:style-name="Таблица3.C46" office:value-type="string">
            <text:p text:style-name="P13">SMD <text:span text:style-name="T8">0</text:span><text:span text:style-name="T9">6</text:span><text:span text:style-name="T8">0</text:span><text:span text:style-name="T9">3</text:span> — <text:span text:style-name="T21">10k</text:span><text:span text:style-name="T1"> 5% </text:span><text:span text:style-name="T9">(RC0603FR-0710KL)</text:span></text:p>
          </table:table-cell>
          <table:table-cell table:style-name="Таблица3.D15" office:value-type="float" office:value="12">
            <text:p text:style-name="P70">12</text:p>
          </table:table-cell>
          <table:table-cell table:style-name="Таблица3.E46" office:value-type="string">
            <text:p text:style-name="P13">Yageo</text:p>
          </table:table-cell>
        </table:table-row>
        <table:table-row table:style-name="Таблица3.2">
          <table:table-cell table:style-name="Таблица3.A16" office:value-type="string">
            <text:p text:style-name="P13"/>
          </table:table-cell>
          <table:table-cell table:style-name="Таблица3.B16" office:value-type="string">
            <text:p text:style-name="P16">R13</text:p>
          </table:table-cell>
          <table:table-cell table:style-name="Таблица3.C16" office:value-type="string">
            <text:p text:style-name="P18">SMD <text:span text:style-name="T8">0</text:span><text:span text:style-name="T9">6</text:span><text:span text:style-name="T8">0</text:span><text:span text:style-name="T9">3</text:span> — <text:span text:style-name="T29">12.4k 1%</text:span><text:span text:style-name="T1"> </text:span><text:span text:style-name="T9">(</text:span><text:span text:style-name="T13">RC0603FR-0712K4L</text:span><text:span text:style-name="T9">)</text:span></text:p>
          </table:table-cell>
          <table:table-cell table:style-name="Таблица3.D16" office:value-type="float" office:value="1">
            <text:p text:style-name="P14">1</text:p>
          </table:table-cell>
          <table:table-cell table:style-name="Таблица3.E16" office:value-type="string">
            <text:p text:style-name="P13">Yageo</text:p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13"/>
          </table:table-cell>
          <table:table-cell table:style-name="Таблица3.C46" office:value-type="string">
            <text:p text:style-name="P13"/>
          </table:table-cell>
          <table:table-cell table:style-name="Таблица3.D17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62"/>
          </table:table-cell>
          <table:table-cell table:style-name="Таблица3.B46" office:value-type="string">
            <text:p text:style-name="P62"/>
          </table:table-cell>
          <table:table-cell table:style-name="Таблица3.C46" office:value-type="string">
            <text:p text:style-name="P64">Конденсаторы</text:p>
          </table:table-cell>
          <table:table-cell table:style-name="Таблица3.D45" office:value-type="string">
            <text:p text:style-name="P63"/>
          </table:table-cell>
          <table:table-cell table:style-name="Таблица3.E46" office:value-type="string">
            <text:p text:style-name="P62"/>
          </table:table-cell>
        </table:table-row>
        <table:table-row table:style-name="Таблица3.2">
          <table:table-cell table:style-name="Таблица3.A19" office:value-type="string">
            <text:p text:style-name="P37"/>
          </table:table-cell>
          <table:table-cell table:style-name="Таблица3.B19" office:value-type="string">
            <text:p text:style-name="P38">C1, C3</text:p>
          </table:table-cell>
          <table:table-cell table:style-name="Таблица3.C19" office:value-type="string">
            <text:p text:style-name="P40"><text:span text:style-name="T1">SMD </text:span><text:span text:style-name="T8">0</text:span><text:span text:style-name="T12">6</text:span><text:span text:style-name="T8">0</text:span><text:span text:style-name="T12">3</text:span><text:span text:style-name="T1"> </text:span><text:span text:style-name="T8">- </text:span><text:span text:style-name="T15">18p</text:span><text:span text:style-name="T12">F</text:span><text:span text:style-name="T1"> </text:span><text:span text:style-name="T15">NP0</text:span><text:span text:style-name="T1"> </text:span><text:span text:style-name="T15">(GRM1885C1H180JA01D)</text:span></text:p>
          </table:table-cell>
          <table:table-cell table:style-name="Таблица3.D19" office:value-type="float" office:value="2">
            <text:p text:style-name="P31">2</text:p>
          </table:table-cell>
          <table:table-cell table:style-name="Таблица3.E19" office:value-type="string">
            <text:p text:style-name="P68">Murata</text:p>
          </table:table-cell>
        </table:table-row>
        <table:table-row table:style-name="Таблица3.2">
          <table:table-cell table:style-name="Таблица3.A46" office:value-type="string">
            <text:p text:style-name="P37"/>
          </table:table-cell>
          <table:table-cell table:style-name="Таблица3.B46" office:value-type="string">
            <text:p text:style-name="P39">C10</text:p>
          </table:table-cell>
          <table:table-cell table:style-name="Таблица3.C46" office:value-type="string">
            <text:p text:style-name="P41"><text:span text:style-name="T1">SMD </text:span><text:span text:style-name="T8">0</text:span><text:span text:style-name="T12">6</text:span><text:span text:style-name="T8">0</text:span><text:span text:style-name="T12">3</text:span><text:span text:style-name="T1"> </text:span><text:span text:style-name="T8">- </text:span><text:span text:style-name="T18">4.7uF</text:span><text:span text:style-name="T12">x</text:span><text:span text:style-name="T18">6</text:span><text:span text:style-name="T12">V</text:span><text:span text:style-name="T18">3</text:span><text:span text:style-name="T1"> X7R </text:span><text:span text:style-name="T8">(</text:span><text:span text:style-name="T18">CC0603KRX5R5BB475</text:span><text:span text:style-name="T8">)</text:span></text:p>
          </table:table-cell>
          <table:table-cell table:style-name="Таблица3.D20" office:value-type="float" office:value="1">
            <text:p text:style-name="P45">1</text:p>
          </table:table-cell>
          <table:table-cell table:style-name="Таблица3.E46" office:value-type="string">
            <text:p text:style-name="P37">Yageo</text:p>
          </table:table-cell>
        </table:table-row>
        <table:table-row table:style-name="Таблица3.2">
          <table:table-cell table:style-name="Таблица3.A46" office:value-type="string">
            <text:p text:style-name="P37"/>
          </table:table-cell>
          <table:table-cell table:style-name="Таблица3.B46" office:value-type="string">
            <text:p text:style-name="P38">C8, C11</text:p>
          </table:table-cell>
          <table:table-cell table:style-name="Таблица3.C46" office:value-type="string">
            <text:p text:style-name="P49"><text:span text:style-name="T23">SMD </text:span><text:span text:style-name="T24">0</text:span><text:span text:style-name="T25">6</text:span><text:span text:style-name="T24">0</text:span><text:span text:style-name="T25">3</text:span><text:span text:style-name="T23"> –</text:span><text:span text:style-name="T24"> </text:span><text:span text:style-name="T25">10nF </text:span><text:span text:style-name="T26">x 50V</text:span><text:span text:style-name="T25"> </text:span><text:span text:style-name="T23">X7R </text:span><text:span text:style-name="T24">(</text:span><text:span text:style-name="T27">CC0603KRX7R9BB103</text:span><text:span text:style-name="T24">)</text:span></text:p>
          </table:table-cell>
          <table:table-cell table:style-name="Таблица3.D21" office:value-type="float" office:value="2">
            <text:p text:style-name="P31">2</text:p>
          </table:table-cell>
          <table:table-cell table:style-name="Таблица3.E46" office:value-type="string">
            <text:p text:style-name="P37">Yageo</text:p>
          </table:table-cell>
        </table:table-row>
        <table:table-row table:style-name="Таблица3.2">
          <table:table-cell table:style-name="Таблица3.A46" office:value-type="string">
            <text:p text:style-name="P37"/>
          </table:table-cell>
          <table:table-cell table:style-name="Таблица3.B46" office:value-type="string">
            <text:p text:style-name="P38">C6, C7</text:p>
          </table:table-cell>
          <table:table-cell table:style-name="Таблица3.C46" office:value-type="string">
            <text:p text:style-name="P42"><text:span text:style-name="T1">SMD </text:span><text:span text:style-name="T8">0</text:span><text:span text:style-name="T12">6</text:span><text:span text:style-name="T8">0</text:span><text:span text:style-name="T12">3</text:span><text:span text:style-name="T1"> –</text:span><text:span text:style-name="T8"> </text:span><text:span text:style-name="T15">6.8nF x 50V</text:span><text:span text:style-name="T1"> X7R </text:span><text:span text:style-name="T8">(</text:span><text:span text:style-name="T16">CC0603KRX7R9BB682</text:span><text:span text:style-name="T8">)</text:span></text:p>
          </table:table-cell>
          <table:table-cell table:style-name="Таблица3.D22" office:value-type="float" office:value="2">
            <text:p text:style-name="P31">2</text:p>
          </table:table-cell>
          <table:table-cell table:style-name="Таблица3.E46" office:value-type="string">
            <text:p text:style-name="P37">Yageo</text:p>
          </table:table-cell>
        </table:table-row>
        <table:table-row table:style-name="Таблица3.2">
          <table:table-cell table:style-name="Таблица3.A23" office:value-type="string">
            <text:p text:style-name="P37"/>
          </table:table-cell>
          <table:table-cell table:style-name="Таблица3.B23" office:value-type="string">
            <text:p text:style-name="P38">C4, C9</text:p>
          </table:table-cell>
          <table:table-cell table:style-name="Таблица3.C23" office:value-type="string">
            <text:p text:style-name="P41"><text:span text:style-name="T15">10</text:span><text:span text:style-name="T14">uFx1</text:span><text:span text:style-name="T15">6</text:span><text:span text:style-name="T14">V</text:span><text:span text:style-name="T1"> </text:span><text:span text:style-name="T2">Танталовый, тип А</text:span><text:span text:style-name="T1"> </text:span><text:span text:style-name="T8">(</text:span><text:span text:style-name="T18">293D106X9016A2TE3</text:span><text:span text:style-name="T8">)</text:span></text:p>
          </table:table-cell>
          <table:table-cell table:style-name="Таблица3.D23" office:value-type="float" office:value="2">
            <text:p text:style-name="P31">2</text:p>
          </table:table-cell>
          <table:table-cell table:style-name="Таблица3.E23" office:value-type="string">
            <text:p text:style-name="P33">VISHAY</text:p>
          </table:table-cell>
        </table:table-row>
        <table:table-row table:style-name="Таблица3.2">
          <table:table-cell table:style-name="Таблица3.A24" office:value-type="string">
            <text:p text:style-name="P37"/>
          </table:table-cell>
          <table:table-cell table:style-name="Таблица3.B24" office:value-type="string">
            <text:p text:style-name="P38">C2, C5, C12, C15 - C21</text:p>
          </table:table-cell>
          <table:table-cell table:style-name="Таблица3.C24" office:value-type="string">
            <text:p text:style-name="P40"><text:span text:style-name="T1">SMD </text:span><text:span text:style-name="T8">0</text:span><text:span text:style-name="T12">6</text:span><text:span text:style-name="T8">0</text:span><text:span text:style-name="T12">3</text:span><text:span text:style-name="T1"> </text:span><text:span text:style-name="T8">- </text:span><text:span text:style-name="T14">100nFx10V</text:span><text:span text:style-name="T1"> X7R </text:span><text:span text:style-name="T8">(</text:span><text:span text:style-name="T15">CC0603KRX7R9BB104</text:span><text:span text:style-name="T8">)</text:span></text:p>
          </table:table-cell>
          <table:table-cell table:style-name="Таблица3.D24" office:value-type="float" office:value="10">
            <text:p text:style-name="P31">10</text:p>
          </table:table-cell>
          <table:table-cell table:style-name="Таблица3.E24" office:value-type="string">
            <text:p text:style-name="P37">Yageo</text:p>
          </table:table-cell>
        </table:table-row>
        <table:table-row table:style-name="Таблица3.2">
          <table:table-cell table:style-name="Таблица3.A25" office:value-type="string">
            <text:p text:style-name="P37"/>
          </table:table-cell>
          <table:table-cell table:style-name="Таблица3.B25" office:value-type="string">
            <text:p text:style-name="P43">C14</text:p>
          </table:table-cell>
          <table:table-cell table:style-name="Таблица3.C25" office:value-type="string">
            <text:p text:style-name="P44"><text:span text:style-name="T1">SMD </text:span><text:span text:style-name="T8">0</text:span><text:span text:style-name="T12">6</text:span><text:span text:style-name="T8">0</text:span><text:span text:style-name="T12">3</text:span><text:span text:style-name="T1"> </text:span><text:span text:style-name="T8">- </text:span><text:span text:style-name="T17">22</text:span><text:span text:style-name="T14">nFx</text:span><text:span text:style-name="T17">50</text:span><text:span text:style-name="T14">V</text:span><text:span text:style-name="T1"> X7R </text:span><text:span text:style-name="T8">(</text:span><text:span text:style-name="T17">CC0603KRX7R9BB223</text:span><text:span text:style-name="T8">)</text:span></text:p>
          </table:table-cell>
          <table:table-cell table:style-name="Таблица3.D25" office:value-type="float" office:value="1">
            <text:p text:style-name="P32">1</text:p>
          </table:table-cell>
          <table:table-cell table:style-name="Таблица3.E25" office:value-type="string">
            <text:p text:style-name="P37">Yageo</text:p>
          </table:table-cell>
        </table:table-row>
        <table:table-row table:style-name="Таблица3.2">
          <table:table-cell table:style-name="Таблица3.A28" office:value-type="string">
            <text:p text:style-name="P37"/>
          </table:table-cell>
          <table:table-cell table:style-name="Таблица3.B28" office:value-type="string">
            <text:p text:style-name="P39">C13</text:p>
          </table:table-cell>
          <table:table-cell table:style-name="Таблица3.C28" office:value-type="string">
            <text:p text:style-name="P41"><text:span text:style-name="T1">SMD </text:span><text:span text:style-name="T18">1206</text:span><text:span text:style-name="T1"> –</text:span><text:span text:style-name="T8"> </text:span><text:span text:style-name="T18">1n</text:span><text:span text:style-name="T14">Fx</text:span><text:span text:style-name="T18">2kV</text:span><text:span text:style-name="T14"> </text:span><text:span text:style-name="T2">X7R </text:span><text:span text:style-name="T8">(</text:span><text:span text:style-name="T18">CC1206KKX7RDBB102</text:span><text:span text:style-name="T8">)</text:span></text:p>
          </table:table-cell>
          <table:table-cell table:style-name="Таблица3.D26" office:value-type="float" office:value="1">
            <text:p text:style-name="P45">1</text:p>
          </table:table-cell>
          <table:table-cell table:style-name="Таблица3.E28" office:value-type="string">
            <text:p text:style-name="P46">Yageo</text:p>
          </table:table-cell>
        </table:table-row>
        <table:table-row table:style-name="Таблица3.2">
          <table:table-cell table:style-name="Таблица3.A28" office:value-type="string">
            <text:p text:style-name="P37"/>
          </table:table-cell>
          <table:table-cell table:style-name="Таблица3.B28" office:value-type="string">
            <text:p text:style-name="P39"/>
          </table:table-cell>
          <table:table-cell table:style-name="Таблица3.C28" office:value-type="string">
            <text:p text:style-name="P41"/>
          </table:table-cell>
          <table:table-cell table:style-name="Таблица3.D28">
            <text:p text:style-name="P45"/>
          </table:table-cell>
          <table:table-cell table:style-name="Таблица3.E28" office:value-type="string">
            <text:p text:style-name="P37"/>
          </table:table-cell>
        </table:table-row>
        <text:soft-page-break/>
        <table:table-row table:style-name="Таблица3.2">
          <table:table-cell table:style-name="Таблица3.A28" office:value-type="string">
            <text:p text:style-name="P37"/>
          </table:table-cell>
          <table:table-cell table:style-name="Таблица3.B28" office:value-type="string">
            <text:p text:style-name="P39"/>
          </table:table-cell>
          <table:table-cell table:style-name="Таблица3.C28" office:value-type="string">
            <text:p text:style-name="P41"/>
          </table:table-cell>
          <table:table-cell table:style-name="Таблица3.D28">
            <text:p text:style-name="P45"/>
          </table:table-cell>
          <table:table-cell table:style-name="Таблица3.E28" office:value-type="string">
            <text:p text:style-name="P37"/>
          </table:table-cell>
        </table:table-row>
        <table:table-row table:style-name="Таблица3.2">
          <table:table-cell table:style-name="Таблица3.A46" office:value-type="string">
            <text:p text:style-name="P47"/>
          </table:table-cell>
          <table:table-cell table:style-name="Таблица3.B46" office:value-type="string">
            <text:p text:style-name="P62"/>
          </table:table-cell>
          <table:table-cell table:style-name="Таблица3.C46" office:value-type="string">
            <text:p text:style-name="P67">Индуктивности</text:p>
          </table:table-cell>
          <table:table-cell table:style-name="Таблица3.D45" office:value-type="string">
            <text:p text:style-name="P63"/>
          </table:table-cell>
          <table:table-cell table:style-name="Таблица3.E46" office:value-type="string">
            <text:p text:style-name="P62"/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23"><text:span text:style-name="T8">L</text:span>1</text:p>
          </table:table-cell>
          <table:table-cell table:style-name="Таблица3.C46" office:value-type="string">
            <text:p text:style-name="P22">SMD <text:span text:style-name="T8">0</text:span><text:span text:style-name="T9">6</text:span><text:span text:style-name="T8">0</text:span><text:span text:style-name="T9">3</text:span> — <text:s/><text:span text:style-name="T19">1</text:span><text:span text:style-name="T30">000 @ 100Mhz</text:span><text:span text:style-name="T5"> (</text:span><text:span text:style-name="T6">BLM18AG102SN1D</text:span><text:span text:style-name="T5">)</text:span></text:p>
          </table:table-cell>
          <table:table-cell table:style-name="Таблица3.D45" office:value-type="string">
            <text:p text:style-name="P23">1</text:p>
          </table:table-cell>
          <table:table-cell table:style-name="Таблица3.E46" office:value-type="string">
            <text:p text:style-name="P46">Murata</text:p>
          </table:table-cell>
        </table:table-row>
        <table:table-row table:style-name="Таблица3.2">
          <table:table-cell table:style-name="Таблица3.A46" office:value-type="string">
            <text:p text:style-name="P47"/>
          </table:table-cell>
          <table:table-cell table:style-name="Таблица3.B46" office:value-type="string">
            <text:p text:style-name="P62"/>
          </table:table-cell>
          <table:table-cell table:style-name="Таблица3.C46" office:value-type="string">
            <text:p text:style-name="P66">Кварцевые резонаторы</text:p>
          </table:table-cell>
          <table:table-cell table:style-name="Таблица3.D45" office:value-type="string">
            <text:p text:style-name="P63"/>
          </table:table-cell>
          <table:table-cell table:style-name="Таблица3.E46" office:value-type="string">
            <text:p text:style-name="P62"/>
          </table:table-cell>
        </table:table-row>
        <table:table-row table:style-name="Таблица3.2">
          <table:table-cell table:style-name="Таблица3.A46" office:value-type="string">
            <text:p text:style-name="P48"/>
          </table:table-cell>
          <table:table-cell table:style-name="Таблица3.C19" office:value-type="string">
            <text:p text:style-name="P13">X1</text:p>
          </table:table-cell>
          <table:table-cell table:style-name="Таблица3.C46" office:value-type="string">
            <text:p text:style-name="P13">ABM3C-25.000MHZ-D4Y-T</text:p>
          </table:table-cell>
          <table:table-cell table:style-name="Таблица3.D45" office:value-type="string">
            <text:p text:style-name="P13">1</text:p>
          </table:table-cell>
          <table:table-cell table:style-name="Таблица3.E46" office:value-type="string">
            <text:p text:style-name="P13"><text:bookmark text:name="ctl00_ContentMain_Specifications_dlspec_ctl01_lblName"/>ABRACON </text:p>
          </table:table-cell>
        </table:table-row>
        <table:table-row table:style-name="Таблица3.2">
          <table:table-cell table:style-name="Таблица3.A46" office:value-type="string">
            <text:p text:style-name="P47"/>
          </table:table-cell>
          <table:table-cell table:style-name="Таблица3.B46" office:value-type="string">
            <text:p text:style-name="P62"/>
          </table:table-cell>
          <table:table-cell table:style-name="Таблица3.C46" office:value-type="string">
            <text:p text:style-name="P65">Разъемы</text:p>
          </table:table-cell>
          <table:table-cell table:style-name="Таблица3.D45" office:value-type="string">
            <text:p text:style-name="P63"/>
          </table:table-cell>
          <table:table-cell table:style-name="Таблица3.E46" office:value-type="string">
            <text:p text:style-name="P62"/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14">XP1</text:p>
          </table:table-cell>
          <table:table-cell table:style-name="Таблица3.C46" office:value-type="string">
            <text:p text:style-name="P19">PLD-10</text:p>
          </table:table-cell>
          <table:table-cell table:style-name="Таблица3.D34" office:value-type="float" office:value="1">
            <text:p text:style-name="P14">1</text:p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20">P1</text:p>
          </table:table-cell>
          <table:table-cell table:style-name="Таблица3.C46" office:value-type="string">
            <text:p text:style-name="P19">HR911105A</text:p>
          </table:table-cell>
          <table:table-cell table:style-name="Таблица3.D35" office:value-type="float" office:value="1">
            <text:p text:style-name="P20">1</text:p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36" office:value-type="string">
            <text:p text:style-name="P14"/>
          </table:table-cell>
          <table:table-cell table:style-name="Таблица3.C36" office:value-type="string">
            <text:p text:style-name="P13"/>
          </table:table-cell>
          <table:table-cell table:style-name="Таблица3.D36" office:value-type="string">
            <text:p text:style-name="P14"/>
          </table:table-cell>
          <table:table-cell table:style-name="Таблица3.E3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3"/>
          </table:table-cell>
          <table:table-cell table:style-name="Таблица3.B46" office:value-type="string">
            <text:p text:style-name="P69"/>
          </table:table-cell>
          <table:table-cell table:style-name="Таблица3.C46" office:value-type="string">
            <text:p text:style-name="P13"/>
          </table:table-cell>
          <table:table-cell table:style-name="Таблица3.D45" office:value-type="string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47"/>
          </table:table-cell>
          <table:table-cell table:style-name="Таблица3.B46" office:value-type="string">
            <text:p text:style-name="P62"/>
          </table:table-cell>
          <table:table-cell table:style-name="Таблица3.C46" office:value-type="string">
            <text:p text:style-name="P64">Прочее</text:p>
          </table:table-cell>
          <table:table-cell table:style-name="Таблица3.D45" office:value-type="string">
            <text:p text:style-name="P62"/>
          </table:table-cell>
          <table:table-cell table:style-name="Таблица3.E46" office:value-type="string">
            <text:p text:style-name="P62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36"/>
          </table:table-cell>
          <table:table-cell table:style-name="Таблица3.D45" office:value-type="string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13"/>
          </table:table-cell>
          <table:table-cell table:style-name="Таблица3.D46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13"/>
          </table:table-cell>
          <table:table-cell table:style-name="Таблица3.D46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36"/>
          </table:table-cell>
          <table:table-cell table:style-name="Таблица3.D45" office:value-type="string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13"/>
          </table:table-cell>
          <table:table-cell table:style-name="Таблица3.D46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13"/>
          </table:table-cell>
          <table:table-cell table:style-name="Таблица3.D46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36"/>
          </table:table-cell>
          <table:table-cell table:style-name="Таблица3.D45" office:value-type="string">
            <text:p text:style-name="P14"/>
          </table:table-cell>
          <table:table-cell table:style-name="Таблица3.E46" office:value-type="string">
            <text:p text:style-name="P13"/>
          </table:table-cell>
        </table:table-row>
        <table:table-row table:style-name="Таблица3.2">
          <table:table-cell table:style-name="Таблица3.A46" office:value-type="string">
            <text:p text:style-name="P14"/>
          </table:table-cell>
          <table:table-cell table:style-name="Таблица3.B46" office:value-type="string">
            <text:p text:style-name="P14"/>
          </table:table-cell>
          <table:table-cell table:style-name="Таблица3.C46" office:value-type="string">
            <text:p text:style-name="P13"/>
          </table:table-cell>
          <table:table-cell table:style-name="Таблица3.D46">
            <text:p text:style-name="P14"/>
          </table:table-cell>
          <table:table-cell table:style-name="Таблица3.E46" office:value-type="string">
            <text:p text:style-name="P13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Verdana" svg:font-family="Verdana"/>
    <style:font-face style:name="GOST type A1" svg:font-family="'GOST type A'" style:font-pitch="variable"/>
    <style:font-face style:name="GOST type A" svg:font-family="'GOST type A'" style:font-adornments="Обычный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Arial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page"/>
      <style:text-properties style:use-window-font-color="true" style:font-name="Times New Roman" fo:font-size="10pt" fo:language="ru" fo:country="RU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OST type A" fo:font-family="'GOST type A'" style:font-style-name="Обычный" style:font-pitch="variable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Verdana" fo:font-family="Verdana" fo:font-size="14pt" style:font-name-asian="Arial2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fo:font-family="Arial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size-asian="10.5pt" style:font-weight-asian="bold" style:font-weight-complex="bold" style:text-rotation-angle="0" style:text-rotation-scale="line-heigh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8.445cm" fo:margin-left="0.019cm" fo:margin-right="0cm" table:align="margins" style:may-break-between-rows="false"/>
    </style:style>
    <style:style style:name="Таблица1.A" style:family="table-column">
      <style:table-column-properties style:column-width="6.509cm" style:rel-column-width="23125*"/>
    </style:style>
    <style:style style:name="Таблица1.B" style:family="table-column">
      <style:table-column-properties style:column-width="10.957cm" style:rel-column-width="38932*"/>
    </style:style>
    <style:style style:name="Таблица1.C" style:family="table-column">
      <style:table-column-properties style:column-width="0.979cm" style:rel-column-width="3478*"/>
    </style:style>
    <style:style style:name="Таблица1.1" style:family="table-row">
      <style:table-row-properties fo:keep-together="always"/>
    </style:style>
    <style:style style:name="Таблица1.A1.1" style:family="table-column">
      <style:table-column-properties style:column-width="0.699cm" style:rel-column-width="2481*"/>
    </style:style>
    <style:style style:name="Таблица1.A1.2" style:family="table-column">
      <style:table-column-properties style:column-width="1cm" style:rel-column-width="3552*"/>
    </style:style>
    <style:style style:name="Таблица1.A1.3" style:family="table-column">
      <style:table-column-properties style:column-width="2.309cm" style:rel-column-width="8201*"/>
    </style:style>
    <style:style style:name="Таблица1.A1.4" style:family="table-column">
      <style:table-column-properties style:column-width="1.503cm" style:rel-column-width="5337*"/>
    </style:style>
    <style:style style:name="Таблица1.A1.5" style:family="table-column">
      <style:table-column-properties style:column-width="1cm" style:rel-column-width="3554*"/>
    </style:style>
    <style:style style:name="Таблица1.A1.1" style:family="table-row">
      <style:table-row-properties style:row-height="0.499cm" fo:keep-together="always"/>
    </style:style>
    <style:style style:name="Таблица1.A1.1.1" style:family="table-cell">
      <style:table-cell-properties style:vertical-align="middle" fo:padding="0cm" fo:border-left="none" fo:border-right="none" fo:border-top="0.5pt solid #000000" fo:border-bottom="0.05pt solid #000000"/>
    </style:style>
    <style:style style:name="Таблица1.A1.2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1.A1.1.2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1.A1.2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1.A1.1.3" style:family="table-cell">
      <style:table-cell-properties style:vertical-align="middle" fo:padding="0cm" fo:border="none"/>
    </style:style>
    <style:style style:name="Таблица1.A1.2.3" style:family="table-cell">
      <style:table-cell-properties style:vertical-align="middle" fo:padding="0cm" fo:border-left="0.5pt solid #000000" fo:border-right="none" fo:border-top="none" fo:border-bottom="none"/>
    </style:style>
    <style:style style:name="Таблица1.B1" style:family="table-cell">
      <style:table-cell-properties style:vertical-align="middle" fo:padding="0cm" fo:border-left="0.5pt solid #000000" fo:border-right="none" fo:border-top="0.5pt solid #000000" fo:border-bottom="none"/>
    </style:style>
    <style:style style:name="Таблица2" style:family="table">
      <style:table-properties style:width="18.443cm" fo:margin-left="0.011cm" fo:margin-right="0.011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Таблица2.A" style:family="table-column">
      <style:table-column-properties style:column-width="6.482cm" style:rel-column-width="23033*"/>
    </style:style>
    <style:style style:name="Таблица2.B" style:family="table-column">
      <style:table-column-properties style:column-width="6.99cm" style:rel-column-width="24838*"/>
    </style:style>
    <style:style style:name="Таблица2.C" style:family="table-column">
      <style:table-column-properties style:column-width="4.971cm" style:rel-column-width="17664*"/>
    </style:style>
    <style:style style:name="Таблица2.A1.1" style:family="table-column">
      <style:table-column-properties style:column-width="0.691cm" style:rel-column-width="2456*"/>
    </style:style>
    <style:style style:name="Таблица2.A1.2" style:family="table-column">
      <style:table-column-properties style:column-width="0.997cm" style:rel-column-width="3541*"/>
    </style:style>
    <style:style style:name="Таблица2.A1.3" style:family="table-column">
      <style:table-column-properties style:column-width="2.297cm" style:rel-column-width="8160*"/>
    </style:style>
    <style:style style:name="Таблица2.A1.4" style:family="table-column">
      <style:table-column-properties style:column-width="1.498cm" style:rel-column-width="5321*"/>
    </style:style>
    <style:style style:name="Таблица2.A1.5" style:family="table-column">
      <style:table-column-properties style:column-width="1cm" style:rel-column-width="3555*"/>
    </style:style>
    <style:style style:name="Таблица2.A1.1" style:family="table-row">
      <style:table-row-properties style:row-height="0.499cm"/>
    </style:style>
    <style:style style:name="Таблица2.A1.1.1" style:family="table-cell">
      <style:table-cell-properties style:vertical-align="middle" fo:background-color="transparent" fo:padding="0cm" fo:border-left="none" fo:border-right="none" fo:border-top="0.5pt solid #000000" fo:border-bottom="0.05pt solid #000000">
        <style:background-image/>
      </style:table-cell-properties>
    </style:style>
    <style:style style:name="Таблица2.A1.2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3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4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5.1" style:family="table-cell">
      <style:table-cell-properties style:vertical-align="middle" fo:padding="0cm" fo:border-left="0.5pt solid #000000" fo:border-right="0.5pt solid #000000" fo:border-top="0.5pt solid #000000" fo:border-bottom="0.05pt solid #000000"/>
    </style:style>
    <style:style style:name="Таблица2.A1.1.2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2.A1.2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3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4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5.2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1.3" style:family="table-row">
      <style:table-row-properties style:row-height="0.499cm" fo:background-color="transparent" fo:keep-together="auto">
        <style:background-image/>
      </style:table-row-properties>
    </style:style>
    <style:style style:name="Таблица2.A1.1.3" style:family="table-cell">
      <style:table-cell-properties style:vertical-align="middle" fo:background-color="transparent" fo:padding="0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.A1.2.3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A1.5.3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2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A2.1" style:family="table-column">
      <style:table-column-properties style:column-width="1.69cm" style:rel-column-width="6004*"/>
    </style:style>
    <style:style style:name="Таблица2.A2.3" style:family="table-column">
      <style:table-column-properties style:column-width="1.496cm" style:rel-column-width="5314*"/>
    </style:style>
    <style:style style:name="Таблица2.A2.1.1" style:family="table-cell">
      <style:table-cell-properties style:vertical-align="middle" fo:padding="0cm" fo:border-left="none" fo:border-right="0.5pt solid #000000" fo:border-top="0.5pt solid #000000" fo:border-bottom="0.05pt solid #000000"/>
    </style:style>
    <style:style style:name="Таблица2.A2.2.1" style:family="table-cell">
      <style:table-cell-properties style:vertical-align="middle" fo:padding="0cm" fo:border-left="0.05pt solid #000000" fo:border-right="none" fo:border-top="0.5pt solid #000000" fo:border-bottom="0.05pt solid #000000"/>
    </style:style>
    <style:style style:name="Таблица2.A2.3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2.4.1" style:family="table-cell" style:data-style-name="N37">
      <style:table-cell-properties style:vertical-align="middle" fo:padding="0cm" fo:border-left="0.5pt solid #000000" fo:border-right="0.5pt solid #000000" fo:border-top="0.5pt solid #000000" fo:border-bottom="0.05pt solid #000000"/>
    </style:style>
    <style:style style:name="Таблица2.A2.1.2" style:family="table-cell">
      <style:table-cell-properties style:vertical-align="middle" fo:background-color="transparent" fo:padding="0cm" fo:border-left="none" fo:border-right="0.5pt solid #000000" fo:border-top="none" fo:border-bottom="0.05pt solid #000000" style:writing-mode="page">
        <style:background-image/>
      </style:table-cell-properties>
    </style:style>
    <style:style style:name="Таблица2.A2.2.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2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3" style:family="table-cell">
      <style:table-cell-properties style:vertical-align="middle" fo:padding="0cm" fo:border-left="none" fo:border-right="0.5pt solid #000000" fo:border-top="none" fo:border-bottom="0.05pt solid #000000"/>
    </style:style>
    <style:style style:name="Таблица2.A2.2.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3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3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4" style:family="table-cell">
      <style:table-cell-properties style:vertical-align="middle" fo:padding="0cm" fo:border-left="none" fo:border-right="0.5pt solid #000000" fo:border-top="none" fo:border-bottom="0.05pt solid #000000"/>
    </style:style>
    <style:style style:name="Таблица2.A2.2.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4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4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5" style:family="table-cell">
      <style:table-cell-properties style:vertical-align="middle" fo:padding="0cm" fo:border-left="none" fo:border-right="0.5pt solid #000000" fo:border-top="none" fo:border-bottom="none"/>
    </style:style>
    <style:style style:name="Таблица2.A2.2.5" style:family="table-cell">
      <style:table-cell-properties style:vertical-align="middle" fo:padding="0cm" fo:border-left="0.05pt solid #000000" fo:border-right="none" fo:border-top="none" fo:border-bottom="none"/>
    </style:style>
    <style:style style:name="Таблица2.A2.3.5" style:family="table-cell">
      <style:table-cell-properties style:vertical-align="middle" fo:padding="0cm" fo:border-left="0.5pt solid #000000" fo:border-right="none" fo:border-top="0.05pt solid #000000" fo:border-bottom="none"/>
    </style:style>
    <style:style style:name="Таблица2.A2.4.5" style:family="table-cell">
      <style:table-cell-properties style:vertical-align="middle" fo:padding="0cm" fo:border-left="0.5pt solid #000000" fo:border-right="0.5pt solid #000000" fo:border-top="none" fo:border-bottom="none"/>
    </style:style>
    <style:style style:name="Таблица2.B2" style:family="table-cell">
      <style:table-cell-properties style:vertical-align="middle" fo:background-color="transparent" fo:padding="0cm" fo:border-left="0.5pt solid #000000" fo:border-right="0.5pt solid #000000" fo:border-top="0.5pt solid #000000" fo:border-bottom="none">
        <style:background-image/>
      </style:table-cell-properties>
    </style:style>
    <style:style style:name="Таблица2.C2.1" style:family="table-column">
      <style:table-column-properties style:column-width="0.496cm" style:rel-column-width="1762*"/>
    </style:style>
    <style:style style:name="Таблица2.C2.2" style:family="table-column">
      <style:table-column-properties style:column-width="0.497cm" style:rel-column-width="1768*"/>
    </style:style>
    <style:style style:name="Таблица2.C2.3" style:family="table-column">
      <style:table-column-properties style:column-width="0.499cm" style:rel-column-width="1774*"/>
    </style:style>
    <style:style style:name="Таблица2.C2.4" style:family="table-column">
      <style:table-column-properties style:column-width="1.699cm" style:rel-column-width="6038*"/>
    </style:style>
    <style:style style:name="Таблица2.C2.5" style:family="table-column">
      <style:table-column-properties style:column-width="1.78cm" style:rel-column-width="6322*"/>
    </style:style>
    <style:style style:name="Таблица2.C2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4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5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1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2.2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2.C2.3.2" style:family="table-cell">
      <style:table-cell-properties style:vertical-align="middle" fo:padding="0cm" fo:border-left="0.05pt solid #000000" fo:border-right="0.5pt solid #000000" fo:border-top="0.5pt solid #000000" fo:border-bottom="0.5pt solid #000000"/>
    </style:style>
    <style:style style:name="Таблица2.C2.4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5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1.3" style:family="table-cell">
      <style:table-cell-properties style:vertical-align="middle" fo:padding="0cm" fo:border-left="0.5pt solid #000000" fo:border-right="none" fo:border-top="none" fo:border-bottom="none"/>
    </style:style>
    <style:style style:name="MP1" style:family="paragraph" style:parent-style-name="Table_20_Contents">
      <style:paragraph-properties fo:text-align="center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MP3" style:family="paragraph" style:parent-style-name="Table_20_Contents">
      <style:paragraph-properties fo:text-align="center" style:justify-single-word="false"/>
      <style:text-properties style:font-name="GOST type A1" fo:font-size="24pt" fo:font-style="italic" style:font-size-asian="24pt" style:font-style-asian="italic" style:font-size-complex="24pt" style:font-style-complex="italic" style:text-scale="120%"/>
    </style:style>
    <style:style style:name="MP4" style:family="paragraph" style:parent-style-name="Table_20_Contents">
      <style:paragraph-properties fo:margin-left="0cm" fo:margin-right="0.06cm" fo:text-align="center" style:justify-single-word="false" fo:text-indent="0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5" style:family="paragraph" style:parent-style-name="Table_20_Contents">
      <style:paragraph-properties fo:text-align="center" style:justify-single-word="false"/>
      <style:text-properties style:font-name="GOST type A1" fo:font-style="italic" style:font-style-asian="italic" style:font-style-complex="italic"/>
    </style:style>
    <style:style style:name="MP6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style:font-name="GOST type A1" fo:font-size="24pt" fo:font-style="italic" fo:font-weight="normal" style:font-size-asian="24pt" style:font-style-asian="italic" style:font-weight-asian="normal" style:font-size-complex="24pt" style:font-style-complex="italic" style:font-weight-complex="normal" style:text-scale="120%"/>
    </style:style>
    <style:style style:name="MP8" style:family="paragraph" style:parent-style-name="Table_20_Contents">
      <style:paragraph-properties fo:margin-left="0cm" fo:margin-right="0cm" fo:text-align="start" style:justify-single-word="false" fo:text-indent="0.116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9" style:family="paragraph" style:parent-style-name="Table_20_Contents">
      <style:paragraph-properties fo:text-align="start" style:justify-single-word="false"/>
      <style:text-properties style:font-name="GOST type A1" fo:font-size="10pt" fo:language="ru" fo:country="RU" fo:font-style="italic" officeooo:rsid="00174717" officeooo:paragraph-rsid="00174717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8pt" fo:language="en" fo:country="US" fo:font-style="italic" style:font-size-asian="8pt" style:font-style-asian="italic" style:font-size-complex="8pt" style:font-style-complex="italic"/>
    </style:style>
    <style:style style:name="MP11" style:family="paragraph" style:parent-style-name="Table_20_Contents">
      <style:paragraph-properties fo:text-align="start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12" style:family="paragraph" style:parent-style-name="Table_20_Contents">
      <style:paragraph-properties fo:text-align="start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MP13" style:family="paragraph" style:parent-style-name="Table_20_Contents">
      <style:paragraph-properties fo:text-align="center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MP14" style:family="paragraph" style:parent-style-name="Table_20_Contents">
      <style:paragraph-properties fo:text-align="center" style:justify-single-word="false"/>
      <style:text-properties style:font-name="GOST type A1" fo:language="en" fo:country="US" fo:font-style="italic" fo:font-weight="bold" officeooo:rsid="003d32b8" officeooo:paragraph-rsid="003d32b8" style:font-style-asian="italic" style:font-weight-asian="bold" style:font-style-complex="italic" style:font-weight-complex="bold"/>
    </style:style>
    <style:style style:name="MP15" style:family="paragraph" style:parent-style-name="Footer">
      <style:text-properties fo:font-size="2pt" style:font-size-asian="2.09999990463257pt" style:font-size-complex="2.40000009536743pt"/>
    </style:style>
    <style:style style:name="MT1" style:family="text">
      <style:text-properties fo:language="ru" fo:country="RU" officeooo:rsid="00174717"/>
    </style:style>
    <style:style style:name="MT2" style:family="text">
      <style:text-properties officeooo:rsid="00174717"/>
    </style:style>
    <style:page-layout style:name="Mpm1">
      <style:page-layout-properties fo:page-width="21.001cm" fo:page-height="29.7cm" style:num-format="1" style:print-orientation="portrait" fo:margin-top="0.499cm" fo:margin-bottom="0.499cm" fo:margin-left="1.85cm" fo:margin-right="0.651cm" fo:border="0.51pt solid #000000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1.85cm" fo:margin-right="0.651cm" fo:border="0.51pt solid #000000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order="none" fo:padding="0cm" style:shadow="none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>
              <table:table table:is-sub-table="true">
                <table:table-column table:style-name="Таблица1.A1.1"/>
                <table:table-column table:style-name="Таблица1.A1.2"/>
                <table:table-column table:style-name="Таблица1.A1.3"/>
                <table:table-column table:style-name="Таблица1.A1.4"/>
                <table:table-column table:style-name="Таблица1.A1.5"/>
                <table:table-row table:style-name="Таблица1.A1.1">
                  <table:table-cell table:style-name="Таблица1.A1.1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2"/>
                  </table:table-cell>
                </table:table-row>
                <table:table-row table:style-name="Таблица1.A1.1">
                  <table:table-cell table:style-name="Таблица1.A1.1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2"/>
                  </table:table-cell>
                </table:table-row>
                <table:table-row table:style-name="Таблица1.A1.1">
                  <table:table-cell table:style-name="Таблица1.A1.1.3" office:value-type="string">
                    <text:p text:style-name="MP1">Изм.</text:p>
                  </table:table-cell>
                  <table:table-cell table:style-name="Таблица1.A1.2.3" office:value-type="string">
                    <text:p text:style-name="MP1">Лист</text:p>
                  </table:table-cell>
                  <table:table-cell table:style-name="Таблица1.A1.2.3" office:value-type="string">
                    <text:p text:style-name="MP1">№ документа</text:p>
                  </table:table-cell>
                  <table:table-cell table:style-name="Таблица1.A1.2.3" office:value-type="string">
                    <text:p text:style-name="MP1">Подпись</text:p>
                  </table:table-cell>
                  <table:table-cell table:style-name="Таблица1.A1.2.3" office:value-type="string">
                    <text:p text:style-name="MP1">Дата</text:p>
                  </table:table-cell>
                </table:table-row>
              </table:table>
            </table:table-cell>
            <table:table-cell table:style-name="Таблица1.B1" office:value-type="string">
              <text:p text:style-name="MP3"><text:user-defined style:data-style-name="N0" text:name="Децимальный номер">АБВГ.123456.000 ПЭ</text:user-defined></text:p>
            </table:table-cell>
            <table:table-cell>
              <table:table table:is-sub-table="true">
                <table:table-column table:style-name="Таблица1.C"/>
                <table:table-row table:style-name="Таблица1.A1.1">
                  <table:table-cell table:style-name="Таблица1.A1.2.1" office:value-type="string">
                    <text:p text:style-name="MP4">Лист</text:p>
                  </table:table-cell>
                </table:table-row>
                <table:table-row table:style-name="Таблица1.1">
                  <table:table-cell table:style-name="Таблица1.A1.2.3" office:value-type="string">
                    <text:p text:style-name="MP5"><text:page-number text:select-page="current">2</text:page-number></text:p>
                  </table:table-cell>
                </table:table-row>
              </table:table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>
              <table:table table:is-sub-table="true">
                <table:table-column table:style-name="Таблица2.A1.1"/>
                <table:table-column table:style-name="Таблица2.A1.2"/>
                <table:table-column table:style-name="Таблица2.A1.3"/>
                <table:table-column table:style-name="Таблица2.A1.4"/>
                <table:table-column table:style-name="Таблица2.A1.5"/>
                <table:table-row table:style-name="Таблица2.A1.1">
                  <table:table-cell table:style-name="Таблица2.A1.1.1" office:value-type="string">
                    <text:p text:style-name="MP1"/>
                  </table:table-cell>
                  <table:table-cell table:style-name="Таблица2.A1.2.1" office:value-type="string">
                    <text:p text:style-name="MP1"/>
                  </table:table-cell>
                  <table:table-cell table:style-name="Таблица2.A1.3.1" office:value-type="string">
                    <text:p text:style-name="MP1"/>
                  </table:table-cell>
                  <table:table-cell table:style-name="Таблица2.A1.4.1" office:value-type="string">
                    <text:p text:style-name="MP1"/>
                  </table:table-cell>
                  <table:table-cell table:style-name="Таблица2.A1.5.1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1.1.2" office:value-type="string">
                    <text:p text:style-name="MP1"/>
                  </table:table-cell>
                  <table:table-cell table:style-name="Таблица2.A1.2.2" office:value-type="string">
                    <text:p text:style-name="MP1"/>
                  </table:table-cell>
                  <table:table-cell table:style-name="Таблица2.A1.3.2" office:value-type="string">
                    <text:p text:style-name="MP1"/>
                  </table:table-cell>
                  <table:table-cell table:style-name="Таблица2.A1.4.2" office:value-type="string">
                    <text:p text:style-name="MP1"/>
                  </table:table-cell>
                  <table:table-cell table:style-name="Таблица2.A1.5.2" office:value-type="string">
                    <text:p text:style-name="MP6"/>
                  </table:table-cell>
                </table:table-row>
                <table:table-row table:style-name="Таблица2.A1.3">
                  <table:table-cell table:style-name="Таблица2.A1.1.3" office:value-type="string">
                    <text:p text:style-name="MP1">Изм.</text:p>
                  </table:table-cell>
                  <table:table-cell table:style-name="Таблица2.A1.2.3" office:value-type="string">
                    <text:p text:style-name="MP1">Лист</text:p>
                  </table:table-cell>
                  <table:table-cell table:style-name="Таблица2.A1.2.3" office:value-type="string">
                    <text:p text:style-name="MP1">№ документа</text:p>
                  </table:table-cell>
                  <table:table-cell table:style-name="Таблица2.A1.2.3" office:value-type="string">
                    <text:p text:style-name="MP1">Подпись</text:p>
                  </table:table-cell>
                  <table:table-cell table:style-name="Таблица2.A1.5.3" office:value-type="string">
                    <text:p text:style-name="MP1">Дата</text:p>
                  </table:table-cell>
                </table:table-row>
              </table:table>
            </table:table-cell>
            <table:table-cell table:style-name="Таблица2.B1" table:number-columns-spanned="2" office:value-type="string">
              <text:p text:style-name="MP7"><text:user-defined style:data-style-name="N0" text:name="Децимальный номер">АБВГ.123456.000 ПЭ</text:user-defined>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2.A2.1"/>
                <table:table-column table:style-name="Таблица2.A1.3"/>
                <table:table-column table:style-name="Таблица2.A2.3"/>
                <table:table-column table:style-name="Таблица2.A1.5"/>
                <table:table-row table:style-name="Таблица2.A1.1">
                  <table:table-cell table:style-name="Таблица2.A2.1.1" office:value-type="string">
                    <text:p text:style-name="MP8">Разраб.</text:p>
                  </table:table-cell>
                  <table:table-cell table:style-name="Таблица2.A2.2.1" office:value-type="string">
                    <text:p text:style-name="MP9"/>
                  </table:table-cell>
                  <table:table-cell table:style-name="Таблица2.A2.3.1" office:value-type="string">
                    <text:p text:style-name="MP1"/>
                  </table:table-cell>
                  <table:table-cell table:style-name="Таблица2.A2.4.1" office:value-type="date" office:date-value="2016-04-22">
                    <text:p text:style-name="MP10"><text:span text:style-name="MT1">22</text:span>.04.1<text:span text:style-name="MT1">6</text:span></text:p>
                  </table:table-cell>
                </table:table-row>
                <table:table-row table:style-name="Таблица2.A1.3">
                  <table:table-cell table:style-name="Таблица2.A2.1.2" office:value-type="string">
                    <text:p text:style-name="MP8">Проверил</text:p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4" office:value-type="string">
                    <text:p text:style-name="MP8"/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4" office:value-type="string">
                    <text:p text:style-name="MP8">Н.контр.</text:p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5" office:value-type="string">
                    <text:p text:style-name="MP8">Утвердил</text:p>
                  </table:table-cell>
                  <table:table-cell table:style-name="Таблица2.A2.2.5" office:value-type="string">
                    <text:p text:style-name="MP12"/>
                  </table:table-cell>
                  <table:table-cell table:style-name="Таблица2.A2.3.5" office:value-type="string">
                    <text:p text:style-name="MP13"/>
                  </table:table-cell>
                  <table:table-cell table:style-name="Таблица2.A2.4.5" office:value-type="string">
                    <text:p text:style-name="MP6"/>
                  </table:table-cell>
                </table:table-row>
              </table:table>
            </table:table-cell>
            <table:table-cell table:style-name="Таблица2.B2" office:value-type="string">
              <text:p text:style-name="MP14">W5500-SHiled</text:p>
              <text:p text:style-name="MP5">перечень элементов</text:p>
            </table:table-cell>
            <table:table-cell>
              <table:table table:is-sub-table="true">
                <table:table-column table:style-name="Таблица2.C2.1"/>
                <table:table-column table:style-name="Таблица2.C2.2"/>
                <table:table-column table:style-name="Таблица2.C2.3"/>
                <table:table-column table:style-name="Таблица2.C2.4"/>
                <table:table-column table:style-name="Таблица2.C2.5"/>
                <table:table-row table:style-name="Таблица2.A1.1">
                  <table:table-cell table:style-name="Таблица2.C2.1.1" table:number-columns-spanned="3" office:value-type="string">
                    <text:p text:style-name="MP1">Лит.</text:p>
                  </table:table-cell>
                  <table:covered-table-cell/>
                  <table:covered-table-cell/>
                  <table:table-cell table:style-name="Таблица2.C2.4.2" office:value-type="string">
                    <text:p text:style-name="MP1">Лист</text:p>
                  </table:table-cell>
                  <table:table-cell table:style-name="Таблица2.C2.5.2" office:value-type="string">
                    <text:p text:style-name="MP1">Листов</text:p>
                  </table:table-cell>
                </table:table-row>
                <table:table-row table:style-name="Таблица2.A1.1">
                  <table:table-cell table:style-name="Таблица2.C2.1.2" office:value-type="string">
                    <text:p text:style-name="MP1"/>
                  </table:table-cell>
                  <table:table-cell table:style-name="Таблица2.C2.2.2" office:value-type="string">
                    <text:p text:style-name="MP1"/>
                  </table:table-cell>
                  <table:table-cell table:style-name="Таблица2.C2.3.2" office:value-type="string">
                    <text:p text:style-name="MP1"/>
                  </table:table-cell>
                  <table:table-cell table:style-name="Таблица2.C2.4.2" office:value-type="string">
                    <text:p text:style-name="MP1"><text:page-number text:select-page="current">1</text:page-number></text:p>
                  </table:table-cell>
                  <table:table-cell table:style-name="Таблица2.C2.5.2" office:value-type="string">
                    <text:p text:style-name="MP1"><text:page-count>2</text:page-count></text:p>
                  </table:table-cell>
                </table:table-row>
                <table:table-row>
                  <table:table-cell table:style-name="Таблица2.C2.1.3" table:number-columns-spanned="5" office:value-type="string">
                    <text:p text:style-name="MP5"><text:span text:style-name="MT2">АО</text:span> «»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creation-date>2012-01-24T23:48:40</meta:creation-date>
    <dc:language>ru-RU</dc:language>
    <meta:editing-cycles>158</meta:editing-cycles>
    <meta:editing-duration>PT9H17M30S</meta:editing-duration>
    <meta:initial-creator>neiron </meta:initial-creator>
    <dc:date>2016-10-29T18:56:29.613000000</dc:date>
    <meta:document-statistic meta:table-count="7" meta:image-count="0" meta:object-count="0" meta:page-count="2" meta:paragraph-count="143" meta:word-count="277" meta:character-count="1537" meta:non-whitespace-character-count="1386"/>
    <meta:user-defined meta:name="Info 3"/>
    <meta:user-defined meta:name="Info 4"/>
    <meta:user-defined meta:name="Децимальный номер">АБВГ.123456.000 ПЭ</meta:user-defined>
    <meta:user-defined meta:name="Разработал">Зиновчик</meta:user-defined>
  </office:meta>
</office:document-meta>
</file>